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es"&gt;</text:p>
      <text:p text:style-name="Standard">&lt;head&gt;</text:p>
      <text:p text:style-name="Standard"><text:tab/>&lt;meta charset="utf-8"&gt;</text:p>
      <text:p text:style-name="Standard"><text:tab/>&lt;meta name="viewport" content="width=device-width, initial-scale=1"&gt;</text:p>
      <text:p text:style-name="Standard"><text:tab/>&lt;title&gt;Lista&lt;/title&gt;</text:p>
      <text:p text:style-name="Standard">&lt;/head&gt;</text:p>
      <text:p text:style-name="Standard">&lt;body style="background-color:#ffbe33;"&gt; </text:p>
      <text:p text:style-name="Standard"/>
      <text:p text:style-name="Standard"><text:tab/>&lt;a id= "inicio"&gt;&lt;/a&gt;</text:p>
      <text:p text:style-name="Standard"><text:tab/>&lt;a id= "final"&gt;&lt;/a&gt;</text:p>
      <text:p text:style-name="Standard"><text:tab/></text:p>
      <text:p text:style-name="Standard"><text:tab/>&lt;h1&gt;Lista ordenadas&lt;/h1&gt;</text:p>
      <text:p text:style-name="Standard"><text:tab/>&lt;ol type="4"&gt;</text:p>
      <text:p text:style-name="Standard"/>
      <text:p text:style-name="Standard"><text:tab/><text:tab/>&lt;li&gt;E1e1&lt;/li&gt;</text:p>
      <text:p text:style-name="Standard"><text:tab/><text:tab/>&lt;li&gt;E2e2&lt;/li&gt;</text:p>
      <text:p text:style-name="Standard"><text:tab/><text:tab/>&lt;li&gt;E3e3&lt;/li&gt;</text:p>
      <text:p text:style-name="Standard"><text:tab/>&lt;/ol&gt;</text:p>
      <text:p text:style-name="Standard"/>
      <text:p text:style-name="Standard"><text:tab/><text:tab/></text:p>
      <text:p text:style-name="Standard"><text:tab/>&lt;ol type="A" start="5"&gt;</text:p>
      <text:p text:style-name="Standard"><text:tab/><text:tab/>&lt;li&gt;E1e1&lt;/li&gt;</text:p>
      <text:p text:style-name="Standard"><text:tab/><text:tab/>&lt;li&gt;E2e2&lt;/li&gt;</text:p>
      <text:p text:style-name="Standard"><text:tab/><text:tab/>&lt;li&gt;E3e3&lt;/li&gt;</text:p>
      <text:p text:style-name="Standard"/>
      <text:p text:style-name="Standard"><text:tab/>&lt;/ol&gt;</text:p>
      <text:p text:style-name="Standard"/>
      <text:p text:style-name="Standard"><text:tab/>&lt;ol type="I"&gt;</text:p>
      <text:p text:style-name="Standard"><text:tab/><text:tab/>&lt;li&gt;E1e1&lt;/li&gt;</text:p>
      <text:p text:style-name="Standard"><text:tab/><text:tab/>&lt;li&gt;E2e2&lt;/li&gt;</text:p>
      <text:p text:style-name="Standard"><text:tab/><text:tab/>&lt;li&gt;E3e3&lt;/li&gt;</text:p>
      <text:p text:style-name="Standard"><text:tab/>&lt;/ol&gt;</text:p>
      <text:p text:style-name="Standard"><text:tab/>&lt;h1&gt; Lista no ordenadas&lt;/h1&gt;</text:p>
      <text:p text:style-name="Standard"/>
      <text:p text:style-name="Standard"><text:tab/>&lt;ul&gt;</text:p>
      <text:p text:style-name="Standard"><text:tab/><text:tab/>&lt;li&gt;E1e1&lt;/li&gt;</text:p>
      <text:p text:style-name="Standard"><text:tab/><text:tab/>&lt;li&gt;E2e2&lt;/li&gt;</text:p>
      <text:p text:style-name="Standard"><text:tab/><text:tab/>&lt;li&gt;E3e3&lt;/li&gt;</text:p>
      <text:p text:style-name="Standard"/>
      <text:p text:style-name="Standard"/>
      <text:p text:style-name="Standard"><text:tab/>&lt;/ul&gt;</text:p>
      <text:p text:style-name="Standard"><text:tab/>&lt;ul style="list-style-type: square;"&gt;</text:p>
      <text:p text:style-name="Standard"><text:tab/><text:tab/>&lt;li&gt;E1e1&lt;/li&gt;</text:p>
      <text:p text:style-name="Standard"><text:tab/><text:tab/>&lt;li&gt;E2e2&lt;/li&gt;</text:p>
      <text:p text:style-name="Standard"><text:tab/><text:tab/>&lt;li&gt;E3e3&lt;/li&gt;</text:p>
      <text:p text:style-name="Standard"/>
      <text:p text:style-name="Standard"/>
      <text:p text:style-name="Standard"><text:tab/>&lt;/ul&gt;</text:p>
      <text:p text:style-name="Standard"><text:tab/>&lt;ul style="list-style-type: circle;"&gt;</text:p>
      <text:p text:style-name="Standard"><text:tab/><text:tab/>&lt;li&gt;E1e1&lt;/li&gt;</text:p>
      <text:p text:style-name="Standard"><text:tab/><text:tab/>&lt;li&gt;E2e2&lt;/li&gt;</text:p>
      <text:p text:style-name="Standard"><text:soft-page-break/><text:tab/><text:tab/>&lt;li&gt;E3e3&lt;/li&gt;</text:p>
      <text:p text:style-name="Standard"><text:tab/>&lt;/ul&gt;</text:p>
      <text:p text:style-name="Standard"><text:tab/>&lt;h1&gt; Lista de definicion&lt;/h1&gt;</text:p>
      <text:p text:style-name="Standard"><text:tab/>&lt;dl&gt;</text:p>
      <text:p text:style-name="Standard"><text:tab/><text:tab/> <text:s text:c="3"/>&lt;dt&gt;Termino 1&lt;/dt&gt;</text:p>
      <text:p text:style-name="Standard"><text:tab/><text:tab/> <text:s text:c="7"/>&lt;dd&gt; Definicion de t1&lt;/dd&gt;</text:p>
      <text:p text:style-name="Standard"><text:tab/><text:tab/> <text:s text:c="4"/>&lt;dt&gt;Termino 2&lt;/dt&gt;</text:p>
      <text:p text:style-name="Standard"><text:tab/><text:tab/> <text:s text:c="10"/>&lt;dd&gt; Definicion de t2&lt;/dd&gt;</text:p>
      <text:p text:style-name="Standard"><text:tab/><text:tab/> <text:s text:c="4"/>&lt;dt&gt;Termino 3&lt;/dt&gt;</text:p>
      <text:p text:style-name="Standard"><text:tab/><text:tab/> <text:s text:c="10"/>&lt;dd&gt; Definicion de t3&lt;/dd&gt;</text:p>
      <text:p text:style-name="Standard"/>
      <text:p text:style-name="Standard"><text:tab/>&lt;/dl&gt;</text:p>
      <text:p text:style-name="Standard"><text:tab/>&lt;h1&gt;Lista anidas&lt;/h1&gt;</text:p>
      <text:p text:style-name="Standard"><text:tab/>&lt;ol&gt;</text:p>
      <text:p text:style-name="Standard"><text:tab/><text:tab/>&lt;li&gt;DAM</text:p>
      <text:p text:style-name="Standard"><text:tab/><text:tab/><text:tab/>&lt;ul style="list-style-type: disc;"&gt;</text:p>
      <text:p text:style-name="Standard"><text:tab/><text:tab/><text:tab/><text:tab/>&lt;li&gt;Fol&lt;/li&gt;</text:p>
      <text:p text:style-name="Standard"><text:tab/><text:tab/><text:tab/><text:tab/>&lt;li&gt;LMSXI&lt;/li&gt;</text:p>
      <text:p text:style-name="Standard"/>
      <text:p text:style-name="Standard"/>
      <text:p text:style-name="Standard"><text:tab/><text:tab/><text:tab/>&lt;/ul&gt;</text:p>
      <text:p text:style-name="Standard"/>
      <text:p text:style-name="Standard"><text:tab/><text:tab/>&lt;/li&gt;</text:p>
      <text:p text:style-name="Standard"><text:tab/><text:tab/>&lt;li&gt;ASIR</text:p>
      <text:p text:style-name="Standard"><text:tab/><text:tab/><text:tab/>&lt;ul style="list-style-type: disc;"&gt;</text:p>
      <text:p text:style-name="Standard"><text:tab/><text:tab/><text:tab/><text:tab/>&lt;li&gt;Fol&lt;/li&gt;</text:p>
      <text:p text:style-name="Standard"><text:tab/><text:tab/><text:tab/><text:tab/>&lt;li&gt;XBD&lt;/li&gt;</text:p>
      <text:p text:style-name="Standard"><text:tab/><text:tab/><text:tab/><text:tab/></text:p>
      <text:p text:style-name="Standard"/>
      <text:p text:style-name="Standard"><text:tab/><text:tab/>&lt;/ul&gt;</text:p>
      <text:p text:style-name="Standard"><text:tab/><text:tab/>&lt;/li&gt;</text:p>
      <text:p text:style-name="Standard"><text:tab/>&lt;/ol&gt;</text:p>
      <text:p text:style-name="Standard">&lt;br&gt;&lt;br&gt;</text:p>
      <text:p text:style-name="Standard">&lt;br&gt;&lt;br&gt;</text:p>
      <text:p text:style-name="Standard">&lt;br&gt;&lt;br&gt;</text:p>
      <text:p text:style-name="Standard">&lt;br&gt;&lt;br&gt;</text:p>
      <text:p text:style-name="Standard">&lt;br&gt;&lt;br&gt;</text:p>
      <text:p text:style-name="Standard">&lt;br&gt;&lt;br&gt;</text:p>
      <text:p text:style-name="Standard">&lt;br&gt;&lt;br&gt;</text:p>
      <text:p text:style-name="Standard"/>
      <text:p text:style-name="Standard"/>
      <text:p text:style-name="Standard"/>
      <text:p text:style-name="Standard"><text:tab/><text:tab/>&lt;h1&gt;Enlance&lt;/h1&gt;</text:p>
      <text:p text:style-name="Standard"><text:tab/><text:tab/>&lt;a href="extra.odt"&gt; clic para ir al doc&lt;/a&gt;</text:p>
      <text:p text:style-name="Standard"><text:tab/><text:tab/>&lt;br&gt;</text:p>
      <text:p text:style-name="Standard"/>
      <text:p text:style-name="Standard"><text:tab/><text:tab/><text:tab/>&lt;a href="https://www.google.com/search?channel=fs&amp;client=ubuntu&amp;q=faro+de+vigo"&gt; Para faro&lt;/a&gt;</text:p>
      <text:p text:style-name="Standard"><text:tab/><text:tab/><text:tab/>&lt;br&gt;</text:p>
      <text:p text:style-name="Standard"/>
      <text:p text:style-name="Standard"><text:s text:c="11"/>&lt;a href="#inicio"&gt;para ir al inicio pulsa aqui&lt;/a&gt;</text:p>
      <text:p text:style-name="Standard"><text:s text:c="11"/>&lt;br&gt;</text:p>
      <text:p text:style-name="Standard"><text:soft-page-break/><text:s text:c="11"/>&lt;a href="#final"&gt;para ir al lista ordenadas clic&lt;/a&gt;</text:p>
      <text:p text:style-name="Standard"><text:s text:c="11"/>&lt;br&gt;</text:p>
      <text:p text:style-name="Standard"/>
      <text:p text:style-name="Standard"><text:s text:c="8"/>&lt;ins&gt; &lt;h1&gt;Países con mayor población&lt;/h1&gt; &lt;/ins&gt;</text:p>
      <text:p text:style-name="Standard"/>
      <text:p text:style-name="Standard"><text:s text:c="9"/>&lt;ol type="1"&gt;</text:p>
      <text:p text:style-name="Standard"/>
      <text:p text:style-name="Standard"><text:tab/><text:tab/>&lt;li&gt;China (1300 millones)&lt;/li&gt;</text:p>
      <text:p text:style-name="Standard"><text:tab/><text:tab/>&lt;li&gt;India (1080 millones)&lt;/li&gt;</text:p>
      <text:p text:style-name="Standard"><text:tab/><text:tab/>&lt;li&gt;Estados Unidos (295 millones)&lt;/li&gt;</text:p>
      <text:p text:style-name="Standard"><text:tab/><text:tab/>&lt;p&gt;Sumando estos tres países tenemos una población de &lt;b&gt;2675&lt;/b&gt; millones&lt;/P&gt;</text:p>
      <text:p text:style-name="Standard"><text:tab/>&lt;/ol&gt;</text:p>
      <text:p text:style-name="Standard"><text:tab/>&lt;hr&gt;</text:p>
      <text:p text:style-name="Standard"><text:tab/></text:p>
      <text:p text:style-name="Standard"/>
      <text:p text:style-name="Standard"><text:tab/> &lt;ol type="A"&gt;</text:p>
      <text:p text:style-name="Standard"/>
      <text:p text:style-name="Standard"><text:tab/><text:tab/>&lt;li&gt;Primera voz del menú&lt;/li&gt;</text:p>
      <text:p text:style-name="Standard"><text:tab/><text:tab/>&lt;li&gt;Segunda voz del menú&lt;/li&gt;</text:p>
      <text:p text:style-name="Standard"><text:tab/><text:tab/>&lt;li&gt;Tercera voz del menú&lt;/li&gt;</text:p>
      <text:p text:style-name="Standard"/>
      <text:p text:style-name="Standard">&lt;/ol&gt;</text:p>
      <text:p text:style-name="Standard"><text:s/>&lt;ol type="a"&gt;</text:p>
      <text:p text:style-name="Standard"/>
      <text:p text:style-name="Standard"><text:tab/><text:tab/>&lt;li&gt;Primera voz del menú&lt;/li&gt;</text:p>
      <text:p text:style-name="Standard"><text:tab/><text:tab/>&lt;li&gt;Segunda voz del menú&lt;/li&gt;</text:p>
      <text:p text:style-name="Standard"><text:tab/><text:tab/>&lt;li&gt;Tercera voz del menú&lt;/li&gt;</text:p>
      <text:p text:style-name="Standard"/>
      <text:p text:style-name="Standard">&lt;/ol&gt;</text:p>
      <text:p text:style-name="Standard"><text:s/>&lt;ol type="I"&gt;</text:p>
      <text:p text:style-name="Standard"/>
      <text:p text:style-name="Standard"><text:tab/><text:tab/>&lt;li&gt;Primera voz del menú&lt;/li&gt;</text:p>
      <text:p text:style-name="Standard"><text:tab/><text:tab/>&lt;li&gt;Segunda voz del menú&lt;/li&gt;</text:p>
      <text:p text:style-name="Standard"><text:tab/><text:tab/>&lt;li&gt;Tercera voz del menú&lt;/li&gt;</text:p>
      <text:p text:style-name="Standard"/>
      <text:p text:style-name="Standard">&lt;/ol&gt;</text:p>
      <text:p text:style-name="Standard"><text:s/>&lt;ol type="i"&gt;</text:p>
      <text:p text:style-name="Standard"/>
      <text:p text:style-name="Standard"><text:tab/><text:tab/>&lt;li&gt;Primera voz del menú&lt;/li&gt;</text:p>
      <text:p text:style-name="Standard"><text:tab/><text:tab/>&lt;li&gt;Segunda voz del menú&lt;/li&gt;</text:p>
      <text:p text:style-name="Standard"><text:tab/><text:tab/>&lt;li&gt;Tercera voz del menú&lt;/li&gt;</text:p>
      <text:p text:style-name="Standard"/>
      <text:p text:style-name="Standard">&lt;/ol&gt;</text:p>
      <text:p text:style-name="Standard">&lt;hr&gt;</text:p>
      <text:p text:style-name="Standard"/>
      <text:p text:style-name="Standard"><text:s text:c="9"/>&lt;h1&gt;&lt;FONT COLOR= "brown"&gt;Periódicos de España.&lt;/FONT&gt;&lt;/h1&gt;</text:p>
      <text:p text:style-name="Standard"><text:s text:c="10"/>&lt;ol type="i"&gt;</text:p>
      <text:p text:style-name="Standard"><text:s text:c="10"/><text:tab/>&lt;ul style="list-style-type: disc;"&gt;</text:p>
      <text:p text:style-name="Standard"><text:s text:c="10"/>&lt;ins&gt;&lt;li&gt;&lt;a href="https://www.farodevigo.es/"&gt; Para faro&lt;/a&gt;&lt;/li&gt; &lt;/ins&gt;</text:p>
      <text:p text:style-name="Standard"><text:s text:c="10"/></text:p>
      <text:p text:style-name="Standard"><text:s text:c="10"/>&lt;ins&gt; &lt;li&gt;&lt;a href="https://elpais.com/"&gt; Para el pais&lt;/a&gt;&lt;/li&gt;&lt;/ins&gt;</text:p>
      <text:p text:style-name="Standard"><text:s text:c="10"/></text:p>
      <text:p text:style-name="Standard"><text:soft-page-break/><text:s text:c="11"/>&lt;ins&gt;&lt;li&gt;&lt;a href="https://www.lavozdegalicia.es/"&gt; Para la voz&lt;/a&gt;&lt;/li&gt;&lt;/ins&gt;</text:p>
      <text:p text:style-name="Standard"><text:s text:c="9"/>&lt;/ul&gt;</text:p>
      <text:p text:style-name="Standard">&lt;/ol&gt;</text:p>
      <text:p text:style-name="Standard">&lt;hr&gt;</text:p>
      <text:p text:style-name="Standard">&lt;li&gt;Lenguajes de programacion estructurada&lt;/li&gt;</text:p>
      <text:p text:style-name="Standard"><text:s/>&lt;ol type="1"&gt;</text:p>
      <text:p text:style-name="Standard"><text:s/><text:tab/>&lt;li&gt;Lenguajes C&lt;/li&gt;</text:p>
      <text:p text:style-name="Standard"><text:s/><text:tab/>&lt;li&gt;lenguaje pascal&lt;/li&gt;</text:p>
      <text:p text:style-name="Standard"><text:s/><text:tab/>&lt;li&gt;Lenguajes Fortran&lt;/li&gt;</text:p>
      <text:p text:style-name="Standard"><text:s/><text:tab/>&lt;li&gt;Lenguajes de programacion estructurada&lt;/li&gt;</text:p>
      <text:p text:style-name="Standard"><text:s/><text:tab/></text:p>
      <text:p text:style-name="Standard"><text:s/>&lt;/ol&gt;</text:p>
      <text:p text:style-name="Standard">&lt;li&gt;Lenguajes de programacion orientada a objetos&lt;/li&gt;</text:p>
      <text:p text:style-name="Standard"><text:s/>&lt;ol type="1"&gt;</text:p>
      <text:p text:style-name="Standard"/>
      <text:p text:style-name="Standard"><text:s/><text:tab/>&lt;li&gt;Lenguajes Java&lt;/li&gt;</text:p>
      <text:p text:style-name="Standard"><text:s/><text:tab/>&lt;li&gt;Lenguaje PHP&lt;/li&gt;</text:p>
      <text:p text:style-name="Standard">&lt;/ol&gt;</text:p>
      <text:p text:style-name="Standard"/>
      <text:p text:style-name="Standard">&lt;hr&gt;</text:p>
      <text:p text:style-name="Standard">&lt;li&gt;Linea de texto 1&lt;/li&gt;</text:p>
      <text:p text:style-name="Standard">&lt;li&gt;Linea de texto 2&lt;/li&gt;</text:p>
      <text:p text:style-name="Standard">&lt;li&gt;Linea de texto 3&lt;/li&gt;</text:p>
      <text:p text:style-name="Standard"><text:s text:c="11"/>&lt;blockquote&gt;&lt;li&gt;Linea de texto 3.1&lt;/li&gt;</text:p>
      <text:p text:style-name="Standard"><text:s text:c="11"/>&lt;li&gt;Linea de texto 3.2&lt;/li&gt;</text:p>
      <text:p text:style-name="Standard"><text:s text:c="10"/>&lt;blockquote&gt;&lt;li&gt; Linea de texto 3.2.1&lt;/li&gt;</text:p>
      <text:p text:style-name="Standard"><text:s text:c="12"/>&lt;li&gt; Linea de texto 3.2.2&lt;/li&gt;</text:p>
      <text:p text:style-name="Standard"><text:s text:c="12"/>&lt;blockquote&gt;&lt;li&gt;Linea de texto 3.2.2.1&lt;/li&gt;</text:p>
      <text:p text:style-name="Standard"><text:s text:c="12"/>&lt;li&gt;Linea de texto 3.2.2.2&lt;/li&gt;&lt;/blockquote&gt;</text:p>
      <text:p text:style-name="Standard">&lt;li&gt;Linea de texto 4&lt;/li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1:01:12.322511057</meta:creation-date>
    <dc:date>2022-11-28T11:02:47.395258890</dc:date>
    <meta:editing-duration>PT1M35S</meta:editing-duration>
    <meta:editing-cycles>1</meta:editing-cycles>
    <meta:document-statistic meta:table-count="0" meta:image-count="0" meta:object-count="0" meta:page-count="4" meta:paragraph-count="152" meta:word-count="341" meta:character-count="3455" meta:non-whitespace-character-count="2811"/>
    <meta:generator>LibreOffice/7.3.7.2$Linux_X86_64 LibreOffice_project/30$Build-2</meta:generator>
  </office:meta>
</office:document-meta>
</file>